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8a0b5" officeooo:paragraph-rsid="0018a0b5"/>
    </style:style>
    <style:style style:name="P2" style:family="paragraph" style:parent-style-name="Standard">
      <style:text-properties officeooo:paragraph-rsid="0018a0b5"/>
    </style:style>
    <style:style style:name="P3" style:family="paragraph" style:parent-style-name="Standard">
      <style:text-properties fo:language="en" fo:country="US" officeooo:rsid="0018a0b5" officeooo:paragraph-rsid="0018a0b5"/>
    </style:style>
    <style:style style:name="P4" style:family="paragraph" style:parent-style-name="Standard" style:list-style-name="L1">
      <style:text-properties fo:language="en" fo:country="US" officeooo:rsid="0018a0b5" officeooo:paragraph-rsid="0018a0b5"/>
    </style:style>
    <style:style style:name="T1" style:family="text">
      <style:text-properties fo:language="en" fo:country="US" officeooo:rsid="0018a0b5"/>
    </style:style>
    <style:style style:name="T2" style:family="text">
      <style:text-properties fo:language="en" fo:country="US" officeooo:rsid="001e570a"/>
    </style:style>
    <style:style style:name="T3" style:family="text">
      <style:text-properties fo:language="en" fo:country="US" officeooo:rsid="002032c8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8689"/>
    </style:style>
    <style:style style:name="T8" style:family="text">
      <style:text-properties officeooo:rsid="00220666"/>
    </style:style>
    <style:style style:name="T9" style:family="text">
      <style:text-properties officeooo:rsid="0023a85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World Health Organization Fetal Growth Charts</text:h>
      <text:h text:style-name="Heading_20_2" text:outline-level="2">Computation of fetal growth distribution quantiles</text:h>
      <text:p text:style-name="P2"><text:span text:style-name="T1"/></text:p>
      <text:p text:style-name="P2"><text:span text:style-name="T1">This document accompanies the coefficients of the polynomials representing quantiles of the distributions of several fetal parameters, as a function of t, the gestational age. </text:span><text:span text:style-name="T2">The coefficients tables are presented in a revised version, dated of March 13, 2023. The coeff</text:span><text:span text:style-name="T3">i</text:span><text:span text:style-name="T2">cients are the same used in the WHO Fetal Growth Calculator: </text:span><text:a xlink:type="simple" xlink:href="https://srhr.org/fetalgrowthcalculator/#/" text:style-name="Internet_20_link" text:visited-style-name="Visited_20_Internet_20_Link"><text:span text:style-name="T2">https://srhr.org/fetalgrowthcalculator/#/</text:span></text:a></text:p>
      <text:p text:style-name="P2"><text:span text:style-name="T2"/></text:p>
      <text:p text:style-name="P2"><text:span text:style-name="T2"/></text:p>
      <text:p text:style-name="P3"/>
      <text:p text:style-name="P3">The fetal growth distributions by time are computed by quantile regression, for each quantile in the set {0.01, 0.025, 0.05, 0.10, 0.25, 0.50, 0.75, 0.90, 0.95, 0.975, 0.99} and for each fetal dimension. Details on the fittings and detailed information can be found in the reference Kiserud et al<text:span text:style-name="T4"> 1</text:span>.</text:p>
      <text:p text:style-name="P3"/>
      <text:p text:style-name="P3">The fetal dimensions are:</text:p>
      <text:p text:style-name="P3"/>
      <text:list xml:id="list2872202933" text:style-name="L1">
        <text:list-item>
          <text:p text:style-name="P4">AC: abdominal circumference</text:p>
        </text:list-item>
        <text:list-item>
          <text:p text:style-name="P4">BPD: biparietal diameter (outer-inner)</text:p>
        </text:list-item>
        <text:list-item>
          <text:p text:style-name="P4">EFW: estimated fetal weight (Hadlock III estimation)</text:p>
        </text:list-item>
        <text:list-item>
          <text:p text:style-name="P4">FL: femur length</text:p>
        </text:list-item>
        <text:list-item>
          <text:p text:style-name="P4">HC: head circumference</text:p>
        </text:list-item>
        <text:list-item>
          <text:p text:style-name="P4">HL: humerus length</text:p>
        </text:list-item>
      </text:list>
      <text:p text:style-name="P3"/>
      <text:p text:style-name="P3">The curves are polynomials of degree up to 4, on the natural log scale. The polynomials can be</text:p>
      <text:p text:style-name="P3">represented by:</text:p>
      <text:p text:style-name="P3"/>
      <text:p text:style-name="P3"><draw:frame draw:style-name="fr1" draw:name="Object1" text:anchor-type="as-char" svg:y="-0.172in" svg:width="2.2689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where y is one of the fetal dimensions and <text:span text:style-name="T5">t</text:span> is the gestational time in weeks. (Note that <text:span text:style-name="T5">t</text:span> is continuous</text:p>
      <text:p text:style-name="P3">and any fraction of<text:span text:style-name="T5"> t </text:span>can be used. The time<text:span text:style-name="T5"> t</text:span> must be between 14 and 40 weeks). The estimated values</text:p>
      <text:p text:style-name="P3">on the raw scale are, naturally, <draw:frame draw:style-name="fr1" draw:name="Object2" text:anchor-type="as-char" svg:y="-0.1772in" svg:width="0.6335in" svg:height="0.2134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3"/>
      <text:p text:style-name="P3">The coefficients are presented in scientific notation with 15 digits. It is recommended to use the</text:p>
      <text:p text:style-name="P3">coefficients in full precision in the calculation of the polynomials. In the cases that the polynomials are of degree 3, the coefficients <draw:frame draw:style-name="fr1" draw:name="Object3" text:anchor-type="as-char" svg:y="-0.1484in" svg:width="0.1453in" svg:height="0.2091in" draw:z-index="2"><draw:object xlink:href="./Object 3" xlink:type="simple" xlink:show="embed" xlink:actuate="onLoad"/><draw:image xlink:href="./ObjectReplacements/Object 3" xlink:type="simple" xlink:show="embed" xlink:actuate="onLoad"/></draw:frame><text:s/>are zero. </text:p>
      <text:p text:style-name="P3"/>
      <text:p text:style-name="P3">The coefficients files are in csv format (comma separated value). The first line contains the column</text:p>
      <text:p text:style-name="P3">(field) names, separated by commas. The remaining lines contain the respective identifiers and the</text:p>
      <text:p text:style-name="P3">coefficients, also separated by commas.</text:p>
      <text:p text:style-name="P3"/>
      <text:p text:style-name="P3">There are two files: coefficientsGlobal<text:span text:style-name="T8">V3</text:span>.csv and coefficientsEFWbySex<text:span text:style-name="T8">V3</text:span>.csv. The first file contains the</text:p>
      <text:p text:style-name="P3">coefficients for computing the quantiles for all the fetal dimensions (including EFW), regardless of sex.</text:p>
      <text:p text:style-name="P3">The second file holds the coefficients for EFW by sex.</text:p>
      <text:p text:style-name="P3"/>
      <text:h text:style-name="Heading_20_2" text:outline-level="2" text:is-list-header="true"><text:soft-page-break/>Notes</text:h>
      <text:p text:style-name="P3"/>
      <text:h text:style-name="Heading_20_3" text:outline-level="3">1. Extrapolations</text:h>
      <text:p text:style-name="P3">We do not recommend extrapolations. The polynomials should be computed for 14 ≤ t ≤ 40. Any value of t in this continuous interval will yield a valid result.</text:p>
      <text:p text:style-name="P3"/>
      <text:h text:style-name="Heading_20_3" text:outline-level="3">2. Interpolation of the quantiles</text:h>
      <text:p text:style-name="P3">Simple linear interpolation provides a reasonable approximation for a quantile not in the list, from the</text:p>
      <text:p text:style-name="P3">minimum 0.01 to the maximum 0.99. It is better to do the interpolation on the log scale, which was</text:p>
      <text:p text:style-name="P3">used for the fitting, reverting the final result to the original scale. Say, for the α quantile, such that</text:p>
      <text:p text:style-name="P3"><draw:frame draw:style-name="fr1" draw:name="Object4" text:anchor-type="as-char" svg:y="-0.1484in" svg:width="0.639in" svg:height="0.2091in" draw:z-index="3"><draw:object xlink:href="./Object 4" xlink:type="simple" xlink:show="embed" xlink:actuate="onLoad"/><draw:image xlink:href="./ObjectReplacements/Object 4" xlink:type="simple" xlink:show="embed" xlink:actuate="onLoad"/></draw:frame><text:s/>(the two neighboring tabled quantiles), first interpolate the log of the quantile</text:p>
      <text:p text:style-name="P3"/>
      <text:p text:style-name="P3"><draw:frame draw:style-name="fr1" draw:name="Object5" text:anchor-type="as-char" svg:y="-0.2811in" svg:width="3.1752in" svg:height="0.3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/>
      <text:p text:style-name="P3">and finally, compute the interpolated value on the raw scale as y = <text:s/><draw:frame draw:style-name="fr1" draw:name="Object6" text:anchor-type="as-char" svg:y="-0.1772in" svg:width="0.389in" svg:height="0.2134in" draw:z-index="5"><draw:object xlink:href="./Object 6" xlink:type="simple" xlink:show="embed" xlink:actuate="onLoad"/><draw:image xlink:href="./ObjectReplacements/Object 6" xlink:type="simple" xlink:show="embed" xlink:actuate="onLoad"/></draw:frame><text:s/>.</text:p>
      <text:p text:style-name="P3"/>
      <text:h text:style-name="Heading_20_3" text:outline-level="3">3. Extreme quantiles</text:h>
      <text:p text:style-name="P3">Estimates for fetal dimensions for extreme quantiles (0.01, 0.025, 0.975, 0.99) must be interpreted with</text:p>
      <text:p text:style-name="P3">caution because the precision is low due to the smaller number of observations, especially when</text:p>
      <text:p text:style-name="P3">subdivided by sex, <text:span text:style-name="T9">such as</text:span> for EFW. </text:p>
      <text:p text:style-name="P3"/>
      <text:h text:style-name="Heading_20_2" text:outline-level="2">Reference</text:h>
      <text:p text:style-name="P3"><text:span text:style-name="T7">1. </text:span>Kiserud T. et al.. The World Health Organization Fetal Growth Charts: A Multinational Longitudinal Study of Ultrasound Biometric Measurements and Estimated Fetal Weight. <text:span text:style-name="T6">PLOS Medicine 2017 </text:span>Jan 24;14(1):e1002220. doi: 10.1371/journal.pmed.1002220. Erratum in: PLoS Med. 2017 Mar 24;14</text:p>
      <text:p text:style-name="P3">(3):e1002284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 Carvalho</meta:initial-creator>
    <meta:creation-date>2023-03-13T15:36:26.639277548</meta:creation-date>
    <dc:date>2023-03-14T16:14:03.713318566</dc:date>
    <dc:creator>Jose Carvalho</dc:creator>
    <meta:editing-duration>P1DT37M35S</meta:editing-duration>
    <meta:editing-cycles>8</meta:editing-cycles>
    <meta:generator>LibreOffice/7.4.4.2$Linux_X86_64 LibreOffice_project/85569322deea74ec9134968a29af2df5663baa21</meta:generator>
    <meta:document-statistic meta:table-count="0" meta:image-count="0" meta:object-count="6" meta:page-count="2" meta:paragraph-count="42" meta:word-count="530" meta:character-count="3414" meta:non-whitespace-character-count="2924"/>
  </office:meta>
</office:document-meta>
</file>

<file path=Object 1/content.xml><?xml version="1.0" encoding="utf-8"?>
<math xmlns="http://www.w3.org/1998/Math/MathML" display="block">
  <semantics>
    <mrow>
      <msub>
        <mi>log</mi>
        <mi>e</mi>
      </msub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t</mi>
        <mo stretchy="false">+</mo>
        <msub>
          <mi>b</mi>
          <mn>2</mn>
        </msub>
      </mrow>
      <mrow>
        <msup>
          <mi>t</mi>
          <mn>2</mn>
        </msup>
        <mo stretchy="false">+</mo>
        <msub>
          <mi>b</mi>
          <mn>3</mn>
        </msub>
      </mrow>
      <mrow>
        <msup>
          <mi>t</mi>
          <mn>3</mn>
        </msup>
        <mo stretchy="false">+</mo>
        <msub>
          <mi>b</mi>
          <mn>4</mn>
        </msub>
      </mrow>
      <msup>
        <mi>t</mi>
        <mn>4</mn>
      </msup>
    </mrow>
    <annotation encoding="StarMath 5.0">log_e(y)=b_0+b_1 t+b_2 t^2 +b_3 t^3+ b_4 t^4</annotation>
  </semantics>
</math>
</file>

<file path=Object 2/content.xml><?xml version="1.0" encoding="utf-8"?>
<math xmlns="http://www.w3.org/1998/Math/MathML" display="block">
  <semantics>
    <mrow>
      <mi>y</mi>
      <mo stretchy="false">=</mo>
      <msup>
        <mi>e</mi>
        <mrow>
          <msub>
            <mi>log</mi>
            <mi>e</mi>
          </msub>
          <mrow>
            <mo fence="true" form="prefix" stretchy="false">(</mo>
            <mrow>
              <mi>y</mi>
            </mrow>
            <mo fence="true" form="postfix" stretchy="false">)</mo>
          </mrow>
        </mrow>
      </msup>
    </mrow>
    <annotation encoding="StarMath 5.0">y = e^{log_e (y)}</annotation>
  </semantics>
</math>
</file>

<file path=Object 3/content.xml><?xml version="1.0" encoding="utf-8"?>
<math xmlns="http://www.w3.org/1998/Math/MathML" display="block">
  <semantics>
    <msub>
      <mi>b</mi>
      <mn>4</mn>
    </msub>
    <annotation encoding="StarMath 5.0">b_4</annotation>
  </semantics>
</math>
</file>

<file path=Object 4/content.xml><?xml version="1.0" encoding="utf-8"?>
<math xmlns="http://www.w3.org/1998/Math/MathML" display="block">
  <semantics>
    <mrow>
      <msub>
        <mi>α</mi>
        <mn>0</mn>
      </msub>
      <mo stretchy="false">&lt;</mo>
      <mi>α</mi>
      <mo stretchy="false">&lt;</mo>
      <msub>
        <mi>α</mi>
        <mn>1</mn>
      </msub>
    </mrow>
    <annotation encoding="StarMath 5.0">α_0 &lt; α &lt; α_1</annotation>
  </semantics>
</math>
</file>

<file path=Object 5/content.xml><?xml version="1.0" encoding="utf-8"?>
<math xmlns="http://www.w3.org/1998/Math/MathML" display="block">
  <semantics>
    <mrow>
      <mi>log</mi>
      <mrow>
        <mrow>
          <mo fence="true" form="prefix" stretchy="false">(</mo>
          <mrow>
            <msub>
              <mi>y</mi>
              <mi>α</mi>
            </msub>
          </mrow>
          <mo fence="true" form="postfix" stretchy="false">)</mo>
        </mrow>
        <mo stretchy="false">=</mo>
        <mfrac>
          <mrow>
            <mi>log</mi>
            <mrow>
              <mrow>
                <mo fence="true" form="prefix" stretchy="false">(</mo>
                <mrow>
                  <msub>
                    <mi>y</mi>
                    <msub>
                      <mi>α</mi>
                      <mn>1</mn>
                    </msub>
                  </msub>
                </mrow>
                <mo fence="true" form="postfix" stretchy="false">)</mo>
              </mrow>
              <mo stretchy="false">−</mo>
              <mi>log</mi>
            </mrow>
            <mrow>
              <mo fence="true" form="prefix" stretchy="false">(</mo>
              <mrow>
                <msub>
                  <mi>y</mi>
                  <msub>
                    <mi>α</mi>
                    <mn>0</mn>
                  </msub>
                </msub>
              </mrow>
              <mo fence="true" form="postfix" stretchy="false">)</mo>
            </mrow>
          </mrow>
          <mrow>
            <msub>
              <mi>α</mi>
              <mn>1</mn>
            </msub>
            <mo stretchy="false">−</mo>
            <msub>
              <mi>α</mi>
              <mn>0</mn>
            </msub>
          </mrow>
        </mfrac>
      </mrow>
      <mrow>
        <mrow>
          <mo fence="true" form="prefix" stretchy="false">(</mo>
          <mrow>
            <mrow>
              <mi>α</mi>
              <mo stretchy="false">−</mo>
              <msub>
                <mi>α</mi>
                <mn>0</mn>
              </msub>
            </mrow>
          </mrow>
          <mo fence="true" form="postfix" stretchy="false">)</mo>
        </mrow>
        <mo stretchy="false">+</mo>
        <mi>log</mi>
      </mrow>
      <mrow>
        <mo fence="true" form="prefix" stretchy="false">(</mo>
        <mrow>
          <msub>
            <mi>y</mi>
            <msub>
              <mi>α</mi>
              <mn>0</mn>
            </msub>
          </msub>
        </mrow>
        <mo fence="true" form="postfix" stretchy="false">)</mo>
      </mrow>
    </mrow>
    <annotation encoding="StarMath 5.0">log(y_%alpha)={log(y_{%alpha_1})-log(y_{%alpha_0})} over {%alpha_1-%alpha_0} (%alpha-%alpha_0)+log(y_{%alpha_0})</annotation>
  </semantics>
</math>
</file>

<file path=Object 6/content.xml><?xml version="1.0" encoding="utf-8"?>
<math xmlns="http://www.w3.org/1998/Math/MathML" display="block">
  <semantics>
    <msup>
      <mi>e</mi>
      <mrow>
        <msub>
          <mi>log</mi>
          <mi>e</mi>
        </msub>
        <mrow>
          <mo fence="true" form="prefix" stretchy="false">(</mo>
          <mrow>
            <mi>y</mi>
          </mrow>
          <mo fence="true" form="postfix" stretchy="false">)</mo>
        </mrow>
      </mrow>
    </msup>
    <annotation encoding="StarMath 5.0">e^{log_e(y)}</annotation>
  </semantics>
</math>
</file>